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462c3" officeooo:paragraph-rsid="000462c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462c3" officeooo:paragraph-rsid="000462c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d246" officeooo:paragraph-rsid="0005d24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7c343" officeooo:paragraph-rsid="0007c3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91ffb" officeooo:paragraph-rsid="00091ffb" style:font-size-asian="10.5pt" style:font-weight-asian="normal" style:font-size-complex="12pt" style:font-weight-complex="normal"/>
    </style:style>
    <style:style style:name="T1" style:family="text">
      <style:text-properties officeooo:rsid="0005d246"/>
    </style:style>
    <style:style style:name="T2" style:family="text">
      <style:text-properties officeooo:rsid="0007d7e5"/>
    </style:style>
    <style:style style:name="T3" style:family="text">
      <style:text-properties officeooo:rsid="000997b1"/>
    </style:style>
    <style:style style:name="T4" style:family="text">
      <style:text-properties officeooo:rsid="000aff16"/>
    </style:style>
    <style:style style:name="T5" style:family="text">
      <style:text-properties officeooo:rsid="000eea1e"/>
    </style:style>
    <style:style style:name="T6" style:family="text">
      <style:text-properties officeooo:rsid="000f09e1"/>
    </style:style>
    <style:style style:name="T7" style:family="text">
      <style:text-properties officeooo:rsid="0010d5bd"/>
    </style:style>
    <style:style style:name="T8" style:family="text">
      <style:text-properties officeooo:rsid="00113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hode de triage et sélection des cartes</text:p>
      <text:p text:style-name="P1"/>
      <text:p text:style-name="P2"><text:a xlink:type="simple" xlink:href="https://www.magic-ville.com/fr/gazette/show_article?ref=572" text:style-name="Internet_20_link" text:visited-style-name="Visited_20_Internet_20_Link">S’appuie sur cet l’article.</text:a></text:p>
      <text:p text:style-name="P2"/>
      <text:p text:style-name="P2">Le but est de pouvoir choisir entre plusieurs cartes, quelles sont les options à explorer afin de ne pas à avoir à tester toutes les possiilités/sélectionner les meilleurs coups plus rapidement. Pour cela, on attribue à chaque carte plusieurs notes, dans les domaines suivants :</text:p>
      <text:p text:style-name="P2"/>
      <text:p text:style-name="P2">- Contrôle : tout ce qui contre<text:span text:style-name="T1">sort</text:span>, qui empêche l’adversaire de jouer, <text:span text:style-name="T6">gestion des créatures</text:span></text:p>
      <text:p text:style-name="P2">- Tempo : carte qui font gagner <text:span text:style-name="T5">d</text:span>u temps pour un <text:s/>second but (aggro ou combo)</text:p>
      <text:p text:style-name="P2">- Polyvalence : plus une carte s’adapte à différent<text:span text:style-name="T2">s</text:span> context<text:span text:style-name="T7">e</text:span>s, meilleure elle est.</text:p>
      <text:p text:style-name="P2">- Créature <text:span text:style-name="T2">(autre nom?)</text:span> : une sorte de ratio coût de la carte / force et endurance / nombre de créatures créées</text:p>
      <text:p text:style-name="P2">- <text:span text:style-name="T3">Value : tout ce qui permet de piocher, ou des sélectionner les futures pioches, en gros</text:span></text:p>
      <text:p text:style-name="P2">- <text:span text:style-name="T4">Boost/Protection : Donne des amélioration aux autres cartes, ce qui va avantager le joueur soit pour le tour actuel, soit sur la durée</text:span></text:p>
      <text:p text:style-name="P2"/>
      <text:p text:style-name="P3">Si on se rend compte que certaines cartes ne peuvent pas être classée, on <text:s/>rajoutera des catégories.</text:p>
      <text:p text:style-name="P4">Le but final (enfin, en théorie) serait de donner automatiquement une note selon la descri<text:span text:style-name="T2">p</text:span>tion de la carte.</text:p>
      <text:p text:style-name="P5">Une autre utilité est de pouvoir évaluer la situation du joueur selon le cours de la partie <text:span text:style-name="T8">et les cartes en je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56:12.687274027</meta:creation-date>
    <meta:generator>LibreOffice/5.1.6.2$Linux_X86_64 LibreOffice_project/10m0$Build-2</meta:generator>
    <dc:date>2019-02-18T17:16:49.122207007</dc:date>
    <meta:editing-duration>PT20M28S</meta:editing-duration>
    <meta:editing-cycles>14</meta:editing-cycles>
    <meta:document-statistic meta:table-count="0" meta:image-count="0" meta:object-count="0" meta:page-count="1" meta:paragraph-count="12" meta:word-count="220" meta:character-count="1256" meta:non-whitespace-character-count="1046"/>
  </office:meta>
</office:document-meta>
</file>